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ackground-color="#D0CECE"/>
    </style:style>
    <style:style style:name="ce4" style:family="table-cell" style:parent-style-name="Default" style:data-style-name="N0">
      <style:table-cell-properties fo:background-color="#D6DCE4"/>
    </style:style>
    <style:style style:name="ce5" style:family="table-cell" style:parent-style-name="Default" style:data-style-name="N0">
      <style:table-cell-properties fo:background-color="#FCE4D6"/>
    </style:style>
    <style:style style:name="ce6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ata Set</text:p>
          </table:table-cell>
          <table:table-cell table:style-name="ce2"/>
          <table:table-cell office:value-type="string" table:style-name="ce2">
            <text:p>10 Period Average</text:p>
          </table:table-cell>
          <table:table-cell table:style-name="ce2"/>
          <table:table-cell office:value-type="string" table:style-name="ce2">
            <text:p>Phase Fold</text:p>
          </table:table-cell>
          <table:table-cell table:style-name="ce2"/>
          <table:table-cell office:value-type="string" table:style-name="ce2">
            <text:p>Average Period</text:p>
          </table:table-cell>
          <table:table-cell table:style-name="ce2"/>
          <table:table-cell office:value-type="string" table:style-name="ce2">
            <text:p>50 Period Average</text:p>
          </table:table-cell>
          <table:table-cell table:style-name="ce2"/>
          <table:table-cell office:value-type="string" table:style-name="ce2">
            <text:p>Notes</text:p>
          </table:table-cell>
          <table:table-cell table:number-columns-repeated="5" table:style-name="ce2"/>
          <table:table-cell office:value-type="string" table:style-name="ce2">
            <text:p>Percentage Difference</text:p>
          </table:table-cell>
          <table:table-cell table:number-columns-repeated="2" table:style-name="ce2"/>
          <table:table-cell office:value-type="string" table:style-name="ce2">
            <text:p>Additional Notes</text:p>
          </table:table-cell>
          <table:table-cell table:number-columns-repeated="7" table:style-name="ce2"/>
          <table:table-cell office:value-type="string" table:style-name="ce2">
            <text:p>Conclusion</text:p>
          </table:table-cell>
          <table:table-cell table:style-name="ce2"/>
          <table:table-cell table:style-name="ce6"/>
          <table:table-cell table:number-columns-repeated="16354"/>
        </table:table-row>
        <table:table-row table:style-name="ro1">
          <table:table-cell office:value-type="string" table:style-name="ce3">
            <text:p>KIC002571238</text:p>
          </table:table-cell>
          <table:table-cell table:style-name="ce3"/>
          <table:table-cell office:value-type="float" office:value="9.2873000000000001" table:style-name="ce4">
            <text:p>9.2873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10.2091020801418" table:style-name="ce4">
            <text:p>10.20910208</text:p>
          </table:table-cell>
          <table:table-cell table:number-columns-repeated="3" table:style-name="ce1"/>
          <table:table-cell office:value-type="string" table:style-name="ce1">
            <text:p>Missing Periods Consistent with unobsereved data</text:p>
          </table:table-cell>
          <table:table-cell table:number-columns-repeated="5" table:style-name="ce1"/>
          <table:table-cell office:value-type="float" office:value="9.9254043709344977" table:formula="of:= (([.G2]/[.C2])-1)*100" table:style-name="ce5">
            <text:p>9.925404371</text:p>
          </table:table-cell>
          <table:table-cell table:number-columns-repeated="10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05881688</text:p>
          </table:table-cell>
          <table:table-cell table:style-name="ce3"/>
          <table:table-cell office:value-type="float" office:value="4.1905799999999997" table:style-name="ce4">
            <text:p>4.19058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4.6308082429936199" table:style-name="ce4">
            <text:p>4.630808243</text:p>
          </table:table-cell>
          <table:table-cell table:number-columns-repeated="3" table:style-name="ce1"/>
          <table:table-cell office:value-type="string" table:style-name="ce1">
            <text:p>Missing Periods Consistent with unobsereved data</text:p>
          </table:table-cell>
          <table:table-cell table:number-columns-repeated="5" table:style-name="ce1"/>
          <table:table-cell office:value-type="float" office:value="10.505186465683035" table:formula="of:= (([.G3]/[.C3])-1)*100" table:style-name="ce5">
            <text:p>10.50518647</text:p>
          </table:table-cell>
          <table:table-cell table:number-columns-repeated="10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06922244</text:p>
          </table:table-cell>
          <table:table-cell table:style-name="ce3"/>
          <table:table-cell office:value-type="float" office:value="3.5225399999999998" table:style-name="ce4">
            <text:p>3.52254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3.7977197039062398" table:style-name="ce4">
            <text:p>3.797719704</text:p>
          </table:table-cell>
          <table:table-cell table:number-columns-repeated="3" table:style-name="ce1"/>
          <table:table-cell office:value-type="string" table:style-name="ce1">
            <text:p>Missing Periods Consistent with unobsereved data</text:p>
          </table:table-cell>
          <table:table-cell table:number-columns-repeated="5" table:style-name="ce1"/>
          <table:table-cell office:value-type="float" office:value="7.8119681793887397" table:formula="of:= (([.G4]/[.C4])-1)*100" table:style-name="ce5">
            <text:p>7.811968179</text:p>
          </table:table-cell>
          <table:table-cell table:number-columns-repeated="10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07950644</text:p>
          </table:table-cell>
          <table:table-cell table:style-name="ce3"/>
          <table:table-cell office:value-type="float" office:value="10.291" table:style-name="ce4">
            <text:p>10.291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11.6082339464" table:style-name="ce4">
            <text:p>11.60823395</text:p>
          </table:table-cell>
          <table:table-cell table:number-columns-repeated="3" table:style-name="ce1"/>
          <table:table-cell office:value-type="string" table:style-name="ce1">
            <text:p>Missing Periods Mostly Consistent with unobsereved data</text:p>
          </table:table-cell>
          <table:table-cell table:number-columns-repeated="5" table:style-name="ce1"/>
          <table:table-cell office:value-type="float" office:value="12.799863437955494" table:formula="of:= (([.G5]/[.C5])-1)*100" table:style-name="ce5">
            <text:p>12.79986344</text:p>
          </table:table-cell>
          <table:table-cell table:number-columns-repeated="10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09631995</text:p>
          </table:table-cell>
          <table:table-cell table:style-name="ce3"/>
          <table:table-cell office:value-type="float" office:value="7.8914999999999997" table:style-name="ce4">
            <text:p>7.8915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8.9082894754601103" table:style-name="ce4">
            <text:p>8.908289475</text:p>
          </table:table-cell>
          <table:table-cell table:number-columns-repeated="3" table:style-name="ce1"/>
          <table:table-cell office:value-type="string" table:style-name="ce1">
            <text:p>Missing Periods Consistent with unobsereved data</text:p>
          </table:table-cell>
          <table:table-cell table:number-columns-repeated="5" table:style-name="ce1"/>
          <table:table-cell office:value-type="float" office:value="12.884616048407915" table:formula="of:= (([.G6]/[.C6])-1)*100" table:style-name="ce5">
            <text:p>12.88461605</text:p>
          </table:table-cell>
          <table:table-cell table:number-columns-repeated="10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10418224</text:p>
          </table:table-cell>
          <table:table-cell table:style-name="ce3"/>
          <table:table-cell office:value-type="float" office:value="6.8731999999999998" table:style-name="ce4">
            <text:p>6.8732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9.4168280733766192" table:style-name="ce4">
            <text:p>9.416828073</text:p>
          </table:table-cell>
          <table:table-cell table:style-name="ce1"/>
          <table:table-cell office:value-type="float" office:value="7.4693460826086904" table:style-name="ce4">
            <text:p>7.469346083</text:p>
          </table:table-cell>
          <table:table-cell table:style-name="ce1"/>
          <table:table-cell office:value-type="string" table:style-name="ce1">
            <text:p>Missing Periods Mostly Consistent with unobsereved data</text:p>
          </table:table-cell>
          <table:table-cell table:number-columns-repeated="5" table:style-name="ce1"/>
          <table:table-cell office:value-type="float" office:value="26.072991788429299" table:formula="of:= (([.G7]/[.I7])-1)*100" table:style-name="ce5">
            <text:p>26.07299179</text:p>
          </table:table-cell>
          <table:table-cell table:number-columns-repeated="2" table:style-name="ce1"/>
          <table:table-cell office:value-type="string" table:style-name="ce1">
            <text:p>Large Number of Missing Data Points</text:p>
          </table:table-cell>
          <table:table-cell table:number-columns-repeated="7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11853905</text:p>
          </table:table-cell>
          <table:table-cell table:style-name="ce3"/>
          <table:table-cell office:value-type="float" office:value="3.2136999999999998" table:style-name="ce4">
            <text:p>3.2137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8.9622187925465795" table:style-name="ce4">
            <text:p>8.962218793</text:p>
          </table:table-cell>
          <table:table-cell table:style-name="ce1"/>
          <table:table-cell office:value-type="float" office:value="6.4267611520000001" table:style-name="ce4">
            <text:p>6.426761152</text:p>
          </table:table-cell>
          <table:table-cell table:style-name="ce1"/>
          <table:table-cell office:value-type="string" table:style-name="ce1">
            <text:p>Missing Periods Consistent with unobsereved data</text:p>
          </table:table-cell>
          <table:table-cell table:number-columns-repeated="5" table:style-name="ce1"/>
          <table:table-cell office:value-type="float" office:value="99.980121106512755" table:formula="of:= (([.I8]/[.C8])-1)*100" table:style-name="ce5">
            <text:p>99.98012111</text:p>
          </table:table-cell>
          <table:table-cell table:number-columns-repeated="2" table:style-name="ce1"/>
          <table:table-cell office:value-type="string" table:style-name="ce1">
            <text:p>Large Number of Missing Data Points Missing Data after first 10 plots</text:p>
          </table:table-cell>
          <table:table-cell table:number-columns-repeated="7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3">
            <text:p>KIC008359498</text:p>
          </table:table-cell>
          <table:table-cell table:style-name="ce3"/>
          <table:table-cell office:value-type="float" office:value="3.5788000000000002" table:style-name="ce4">
            <text:p>3.5788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3.9473359799457999" table:style-name="ce4">
            <text:p>3.94733598</text:p>
          </table:table-cell>
          <table:table-cell table:number-columns-repeated="3" table:style-name="ce1"/>
          <table:table-cell office:value-type="string" table:style-name="ce1">
            <text:p>Missing Periods Consistent with unobsereved data</text:p>
          </table:table-cell>
          <table:table-cell table:number-columns-repeated="5" table:style-name="ce1"/>
          <table:table-cell office:value-type="float" office:value="10.297752876545196" table:formula="of:= (([.G9]/[.C9])-1)*100" table:style-name="ce5">
            <text:p>10.29775288</text:p>
          </table:table-cell>
          <table:table-cell table:number-columns-repeated="10" table:style-name="ce1"/>
          <table:table-cell office:value-type="string" table:style-name="ce1">
            <text:p>Constant Transit Period</text:p>
          </table:table-cell>
          <table:table-cell table:number-columns-repeated="16356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Owner</meta:initial-creator>
    <dc:creator>Owner</dc:creator>
    <meta:creation-date>2021-04-04T13:53:30Z</meta:creation-date>
    <dc:date>2021-04-04T18:02:14Z</dc:date>
  </office:meta>
</office:document-meta>
</file>